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teration number: <text:s text:c="4"/>1 </text:p>
      <text:p text:style-name="Standard">minimum: <text:s text:c="10"/>5.20 </text:p>
      <text:p text:style-name="Standard">maximum: <text:s text:c="8"/>233.00 </text:p>
      <text:p text:style-name="Standard">mean: <text:s text:c="12"/>93.00 </text:p>
      <text:p text:style-name="Standard">variance: <text:s text:c="7"/>673.41 </text:p>
      <text:p text:style-name="Standard"/>
      <text:p text:style-name="Standard">iteration number: <text:s text:c="4"/>2 </text:p>
      <text:p text:style-name="Standard">minimum: <text:s text:c="9"/>11.24 </text:p>
      <text:p text:style-name="Standard">maximum: <text:s text:c="8"/>222.56 </text:p>
      <text:p text:style-name="Standard">mean: <text:s text:c="12"/>93.00 </text:p>
      <text:p text:style-name="Standard">variance: <text:s text:c="7"/>607.67 </text:p>
      <text:p text:style-name="Standard"/>
      <text:p text:style-name="Standard">iteration number: <text:s text:c="4"/>3 </text:p>
      <text:p text:style-name="Standard">minimum: <text:s text:c="9"/>14.95 </text:p>
      <text:p text:style-name="Standard">maximum: <text:s text:c="8"/>219.14 </text:p>
      <text:p text:style-name="Standard">mean: <text:s text:c="12"/>93.00 </text:p>
      <text:p text:style-name="Standard">variance: <text:s text:c="7"/>557.88 </text:p>
      <text:p text:style-name="Standard"/>
      <text:p text:style-name="Standard">iteration number: <text:s text:c="4"/>4 </text:p>
      <text:p text:style-name="Standard">minimum: <text:s text:c="9"/>18.39 </text:p>
      <text:p text:style-name="Standard">maximum: <text:s text:c="8"/>215.67 </text:p>
      <text:p text:style-name="Standard">mean: <text:s text:c="12"/>93.00 </text:p>
      <text:p text:style-name="Standard">variance: <text:s text:c="7"/>518.11 </text:p>
      <text:p text:style-name="Standard"/>
      <text:p text:style-name="Standard">iteration number: <text:s text:c="4"/>5 </text:p>
      <text:p text:style-name="Standard">minimum: <text:s text:c="9"/>21.44 </text:p>
      <text:p text:style-name="Standard">maximum: <text:s text:c="8"/>212.31 </text:p>
      <text:p text:style-name="Standard">mean: <text:s text:c="12"/>93.00 </text:p>
      <text:p text:style-name="Standard">variance: <text:s text:c="7"/>485.29 </text:p>
      <text:p text:style-name="Standard"/>
      <text:p text:style-name="Standard">iteration number: <text:s text:c="4"/>6 </text:p>
      <text:p text:style-name="Standard">minimum: <text:s text:c="9"/>24.21 </text:p>
      <text:p text:style-name="Standard">maximum: <text:s text:c="8"/>209.05 </text:p>
      <text:p text:style-name="Standard">mean: <text:s text:c="12"/>93.00 </text:p>
      <text:p text:style-name="Standard">variance: <text:s text:c="7"/>457.58 </text:p>
      <text:p text:style-name="Standard"/>
      <text:p text:style-name="Standard">iteration number: <text:s text:c="4"/>7 </text:p>
      <text:p text:style-name="Standard">minimum: <text:s text:c="9"/>26.70 </text:p>
      <text:p text:style-name="Standard">maximum: <text:s text:c="8"/>205.93 </text:p>
      <text:p text:style-name="Standard">mean: <text:s text:c="12"/>93.<text:tab/>00 </text:p>
      <text:p text:style-name="Standard">variance: <text:s text:c="7"/>433.79 </text:p>
      <text:p text:style-name="Standard"/>
      <text:p text:style-name="Standard">iteration number: <text:s text:c="4"/>8 </text:p>
      <text:p text:style-name="Standard">minimum: <text:s text:c="9"/>28.96 </text:p>
      <text:p text:style-name="Standard">maximum: <text:s text:c="8"/>202.94 </text:p>
      <text:p text:style-name="Standard">mean: <text:s text:c="12"/>93.00 </text:p>
      <text:p text:style-name="Standard">variance: <text:s text:c="7"/>413.09 </text:p>
      <text:p text:style-name="Standard"/>
      <text:p text:style-name="Standard">iteration number: <text:s text:c="4"/>9 </text:p>
      <text:p text:style-name="Standard">minimum: <text:s text:c="9"/>31.01 </text:p>
      <text:p text:style-name="Standard">maximum: <text:s text:c="8"/>200.08 </text:p>
      <text:p text:style-name="Standard">mean: <text:s text:c="12"/>93.00 </text:p>
      <text:p text:style-name="Standard">variance: <text:s text:c="7"/>394.88 </text:p>
      <text:p text:style-name="Standard"/>
      <text:p text:style-name="Standard">iteration number: <text:s text:c="3"/>10 </text:p>
      <text:p text:style-name="Standard">minimum: <text:s text:c="9"/>32.88 </text:p>
      <text:p text:style-name="Standard">maximum: <text:s text:c="8"/>197.35 </text:p>
      <text:p text:style-name="Standard">mean: <text:s text:c="12"/>93.00 </text:p>
      <text:p text:style-name="Standard">variance: <text:s text:c="7"/>378.72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4986*" fo:start-indent="0in" fo:end-indent="0.1in"/>
          <style:column style:rel-width="4986*" fo:start-indent="0.1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3T12:36:22.393460934</meta:creation-date>
    <dc:date>2019-10-23T13:02:18.316619021</dc:date>
    <meta:editing-duration>PT5M35S</meta:editing-duration>
    <meta:editing-cycles>1</meta:editing-cycles>
    <meta:document-statistic meta:table-count="0" meta:image-count="0" meta:object-count="0" meta:page-count="1" meta:paragraph-count="50" meta:word-count="111" meta:character-count="1202" meta:non-whitespace-character-count="690"/>
    <meta:generator>LibreOffice/6.2.7.1$Linux_X86_64 LibreOffice_project/23edc44b61b830b7d749943e020e96f5a7df63bf</meta:generator>
  </office:meta>
</office:document-meta>
</file>